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ructuredObject.AbstractStructure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ructuredObjec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ructuredObjec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ructuredObject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tructuredObjec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